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shBasedRepository.getKey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shBasedRepository.setPassFile( File pass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shBasedRepository.getPas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shBasedRepository.releaseSession( Session session , String pathOr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shBasedRepository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bstractSshBasedRepository.setUser(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shBasedRepository.AbstractSshBased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shBasedRepository.setHost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shBasedRepository.get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shBasedRepository.getSession( String pathOrUri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AbstractSshBasedRepository.setKeyFile( File file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SshBasedRepository.setUser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shBasedRepository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shBasedRepository.set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shBasedRepository.getKeyFile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shBasedRepository.parseURI( String sourc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SshBasedRepository.requestCredentials( String ho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SshBasedRepository.getUser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shBasedRepository.setKeyFilePassword( String keyFile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